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66 : Xcos hooks</text:h>
      <text:p text:style-name="P2"/>
      <text:p text:style-name="P1"/>
      <text:p text:style-name="P1">Version: 1.0</text:p>
      <text:p text:style-name="P1">Author: Clément DAVID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7-11</text:p>
      <text:p text:style-name="P2"/>
      <text:p text:style-name="P1"/>
      <text:h text:style-name="P7" text:outline-level="3">Abstract</text:h>
      <text:p text:style-name="P1">To ease Xcos user-specific functions, Scilab hooks on the compilation phase, simulation phase are needed.</text:p>
      <text:p text:style-name="P1"/>
      <text:p text:style-name="P1">Available hooks are:</text:p>
      <text:p text:style-name="P1"/>
      <text:p text:style-name="Preformatted_20_Text"/>
      <text:p text:style-name="Preformatted_20_Text">continueSimulation = pre_xcos_simulate(scs_m, needcompile)</text:p>
      <text:p text:style-name="Preformatted_20_Text">post_xcos_simulate(%cpr, scs_m, needcompile)</text:p>
      <text:p text:style-name="Preformatted_20_Text"/>
      <text:p text:style-name="P1"/>
      <text:h text:style-name="P7" text:outline-level="3">Rationale</text:h>
      <text:p text:style-name="P3">Some user need to customize the action performed while clicking the « Play » button. To handle we can overload the xcos_simulate function but then we have to manually take care of invoking the simulator.</text:p>
      <text:p text:style-name="P3"/>
      <text:h text:style-name="Heading_20_3" text:outline-level="3">pre_xcos_simulation</text:h>
      <text:p text:style-name="Text_20_body">Function prototype:</text:p>
      <text:p text:style-name="Text_20_body"><text:tab/>[in] scs_m: Datastructure representing the model. (help scicos_diagram)</text:p>
      <text:p text:style-name="Text_20_body"><text:tab/>[in] needcompile: A flag given to the compiler.</text:p>
      <text:p text:style-name="Text_20_body"><text:tab/>[out] continueSimulation: boolean return value. Will be tested to break or continue simulation process.</text:p>
      <text:p text:style-name="Text_20_body"/>
      <text:p text:style-name="Text_20_body">If an error occurs within pre_xcos_simulate, it will be trapped and the simulation process will stop.</text:p>
      <text:h text:style-name="Heading_20_3" text:outline-level="3">post_xcos_simulation</text:h>
      <text:p text:style-name="Text_20_body">Function prototype:</text:p>
      <text:p text:style-name="Text_20_body"><text:tab/>[in] %cpr: Datastructure representing the compiled model.</text:p>
      <text:p text:style-name="Text_20_body"><text:soft-page-break/><text:tab/>[in] scs_m: Datastructure representing the model. (help scicos_diagram)</text:p>
      <text:p text:style-name="Text_20_body"><text:tab/>[in] needcompile: A flag given to the compiler.</text:p>
      <text:p text:style-name="Text_20_body"/>
      <text:p text:style-name="Text_20_body">If an error occurs within post_xcos_simulate, it will be trapped.</text:p>
      <text:h text:style-name="P7" text:outline-level="3"><text:span text:style-name="Teletype"><text:span text:style-name="T2">Example Usage</text:span></text:span></text:h>
      <text:p text:style-name="P3"><text:span text:style-name="Teletype"><text:span text:style-name="T1"/></text:span></text:p>
      <text:h text:style-name="P7" text:outline-level="3">Changelog</text:h>
      <text:list xml:id="list919464190" text:style-name="L1">
        <text:list-item>
          <text:list>
            <text:list-item>
              <text:p text:style-name="P5">2011-06-11 – Clément DAVID &lt;<text:a xlink:type="simple" xlink:href="mailto:clement.david@scilab.org">clement.david@scilab.org</text:a>&gt;</text:p>
              <text:list>
                <text:list-item>
                  <text:list>
                    <text:list-header>
                      <text:p text:style-name="P5">First draft</text:p>
                    </text:list-header>
                  </text:list>
                </text:list-item>
              </text:list>
            </text:list-item>
            <text:list-item>
              <text:p text:style-name="P5">2011-07-06 – Clément DAVID &lt;<text:a xlink:type="simple" xlink:href="mailto:clement.david@scilab.org">clement.david@scilab.org</text:a>&gt;</text:p>
              <text:list>
                <text:list-item>
                  <text:list>
                    <text:list-header>
                      <text:p text:style-name="P5">Adding Rationale</text:p>
                    </text:list-header>
                  </text:list>
                </text:list-item>
              </text:list>
            </text:list-item>
            <text:list-item>
              <text:p text:style-name="P5">2011-09-06 – Bruno JOFRET &lt;<text:a xlink:type="simple" xlink:href="mailto:bruno.jofret@scilab.org">bruno.jofret@scilab.org</text:a>&gt;</text:p>
              <text:list>
                <text:list-item>
                  <text:list>
                    <text:list-header>
                      <text:p text:style-name="P5">pre_xcos_simulate can stop simulation process</text:p>
                      <text:p text:style-name="P5">Error management.</text:p>
                    </text:list-header>
                  </text:list>
                </text:list-item>
              </text:list>
            </text:list-item>
          </text:list>
        </text:list-item>
      </text:list>
      <text:h text:style-name="P7" text:outline-level="3">Copyright</text:h>
      <text:p text:style-name="Standard"><text:tab/>Copyright Clément DAVID - DIGITEO -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Pierre MARECHAL</meta:initial-creator>
    <meta:creation-date>2008-07-09T13:39:08</meta:creation-date>
    <dc:date>2011-09-06T10:29:29</dc:date>
    <meta:editing-cycles>14</meta:editing-cycles>
    <meta:editing-duration>PT1H36M16S</meta:editing-duration>
    <meta:document-statistic meta:table-count="0" meta:image-count="0" meta:object-count="0" meta:page-count="2" meta:paragraph-count="38" meta:word-count="205" meta:character-count="1548"/>
    <meta:user-defined meta:name="Info 1"/>
    <meta:user-defined meta:name="Info 2"/>
    <meta:user-defined meta:name="Info 3"/>
    <meta:user-defined meta:name="Info 4"/>
  </office:meta>
</office:document-meta>
</file>